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A0000049181FB667211FEAC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opacity="50%" draw:textarea-horizontal-align="justify" draw:textarea-vertical-align="middle" draw:auto-grow-height="false" fo:min-height="5.124cm" fo:min-width="2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b511a" draw:marker-start-width="0.279cm" draw:marker-end-width="0.279cm" draw:fill-color="#407927" draw:opacity="50%" draw:textarea-horizontal-align="justify" draw:textarea-vertical-align="middle" draw:auto-grow-height="false" fo:min-height="2.084cm" fo:min-width="7.98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a1816" draw:marker-start-width="0.279cm" draw:marker-end-width="0.279cm" draw:fill-color="#95231f" draw:opacity="50%" draw:textarea-horizontal-align="justify" draw:textarea-vertical-align="middle" draw:auto-grow-height="false" fo:min-height="3.144cm" fo:min-width="2.11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b6400" draw:marker-start-width="0.279cm" draw:marker-end-width="0.279cm" draw:fill-color="#a09600" draw:opacity="50%" draw:textarea-horizontal-align="justify" draw:textarea-vertical-align="middle" draw:auto-grow-height="false" fo:min-height="1.59cm" fo:min-width="0.77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73604" draw:marker-start-width="0.279cm" draw:marker-end-width="0.279cm" draw:fill-color="#985006" draw:opacity="50%" draw:textarea-horizontal-align="justify" draw:textarea-vertical-align="middle" draw:auto-grow-height="false" fo:min-height="0.458cm" fo:min-width="6.00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3.95cm" fo:min-width="7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Arrow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standard">
      <style:graphic-properties svg:stroke-width="0.035cm" svg:stroke-color="#003c3d" draw:marker-start-width="0.252cm" draw:marker-end-width="0.252cm" draw:fill-color="#006d6f" draw:opacity="50%" draw:textarea-horizontal-align="justify" draw:textarea-vertical-align="middle" draw:auto-grow-height="false" fo:min-height="5.266cm" fo:min-width="4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381f" draw:marker-start-width="0.252cm" draw:marker-end-width="0.252cm" draw:fill-color="#006c3b" draw:opacity="50%" draw:textarea-horizontal-align="justify" draw:textarea-vertical-align="middle" draw:auto-grow-height="false" fo:min-height="4.082cm" fo:min-width="2.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2b511a" draw:marker-start-width="0.252cm" draw:marker-end-width="0.252cm" draw:fill-color="#407927" draw:opacity="50%" draw:textarea-horizontal-align="justify" draw:textarea-vertical-align="middle" draw:auto-grow-height="false" fo:min-height="1.682cm" fo:min-width="1.923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673604" draw:marker-start-width="0.252cm" draw:marker-end-width="0.252cm" draw:fill-color="#985006" draw:opacity="50%" draw:textarea-horizontal-align="justify" draw:textarea-vertical-align="middle" draw:auto-grow-height="false" fo:min-height="7.158cm" fo:min-width="2.538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5cm"/>
    </style:style>
    <style:style style:name="gr18" style:family="graphic" style:parent-style-name="standard">
      <style:graphic-properties svg:stroke-width="0.035cm" svg:stroke-color="#684703" draw:marker-start-width="0.252cm" draw:marker-end-width="0.252cm" draw:fill-color="#9a6704" draw:opacity="50%" draw:textarea-horizontal-align="justify" draw:textarea-vertical-align="middle" draw:auto-grow-height="false" fo:min-height="1.682cm" fo:min-width="1.923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6b6400" draw:marker-start-width="0.252cm" draw:marker-end-width="0.252cm" draw:fill-color="#a09600" draw:opacity="50%" draw:textarea-horizontal-align="justify" draw:textarea-vertical-align="middle" draw:auto-grow-height="false" fo:min-height="1.59cm" fo:min-width="6.21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407927" draw:opacity="50%"/>
      <style:paragraph-properties fo:text-align="center"/>
    </style:style>
    <style:style style:name="P5" style:family="paragraph">
      <loext:graphic-properties draw:fill-color="#95231f" draw:opacity="50%"/>
      <style:paragraph-properties fo:text-align="center"/>
    </style:style>
    <style:style style:name="P6" style:family="paragraph">
      <loext:graphic-properties draw:fill-color="#a09600" draw:opacity="50%"/>
      <style:paragraph-properties fo:text-align="center"/>
    </style:style>
    <style:style style:name="P7" style:family="paragraph">
      <loext:graphic-properties draw:fill-color="#985006" draw:opacity="50%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  <style:text-properties style:font-name="Lato Semibold"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  <style:text-properties style:font-name="Lato Semibold" fo:font-style="italic" style:font-style-asian="italic" style:font-style-complex="italic"/>
    </style:style>
    <style:style style:name="P11" style:family="paragraph">
      <style:paragraph-properties fo:text-align="center"/>
      <style:text-properties style:font-name="Lato Semibold"/>
    </style:style>
    <style:style style:name="P12" style:family="paragraph">
      <loext:graphic-properties draw:fill="none" draw:fill-color="#ffffff"/>
      <style:paragraph-properties fo:text-align="center"/>
      <style:text-properties style:font-name="Lato Semibold"/>
    </style:style>
    <style:style style:name="P13" style:family="paragraph">
      <loext:graphic-properties draw:fill-color="#006d6f" draw:opacity="50%"/>
      <style:paragraph-properties fo:text-align="center"/>
      <style:text-properties style:font-name="Latin Modern Mono"/>
    </style:style>
    <style:style style:name="P14" style:family="paragraph">
      <loext:graphic-properties draw:fill-color="#006c3b" draw:opacity="50%"/>
      <style:paragraph-properties fo:text-align="center"/>
      <style:text-properties style:font-name="Latin Modern Mono"/>
    </style:style>
    <style:style style:name="P15" style:family="paragraph">
      <loext:graphic-properties draw:fill-color="#407927" draw:opacity="50%"/>
      <style:paragraph-properties fo:text-align="center"/>
      <style:text-properties style:font-name="Latin Modern Mono"/>
    </style:style>
    <style:style style:name="P16" style:family="paragraph">
      <loext:graphic-properties draw:fill-color="#985006" draw:opacity="50%"/>
      <style:paragraph-properties fo:text-align="center"/>
      <style:text-properties style:font-name="Latin Modern Mono"/>
    </style:style>
    <style:style style:name="P17" style:family="paragraph">
      <style:paragraph-properties fo:line-height="100%" fo:text-align="center"/>
      <style:text-properties style:font-name="Latin Modern Mono" fo:font-size="13pt" style:font-size-asian="13pt" style:font-size-complex="13pt"/>
    </style:style>
    <style:style style:name="P18" style:family="paragraph">
      <loext:graphic-properties draw:fill="none" draw:fill-color="#ffffff"/>
      <style:paragraph-properties fo:line-height="100%" fo:text-align="center"/>
      <style:text-properties style:font-name="Latin Modern Mono" fo:font-size="13pt" style:font-size-asian="13pt" style:font-size-complex="13pt"/>
    </style:style>
    <style:style style:name="P19" style:family="paragraph">
      <loext:graphic-properties draw:fill-color="#9a6704" draw:opacity="50%"/>
      <style:paragraph-properties fo:text-align="center"/>
      <style:text-properties style:font-name="Latin Modern Mono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atin Modern Mono" fo:font-size="13pt" style:font-size-asian="13pt" style:font-size-complex="13pt"/>
    </style:style>
    <style:style style:name="T1" style:family="text">
      <style:text-properties style:font-name="Lato Semibold" fo:font-style="italic" style:font-style-asian="italic" style:font-style-complex="italic"/>
    </style:style>
    <style:style style:name="T2" style:family="text">
      <style:text-properties style:font-name="Lato Semibold"/>
    </style:style>
    <style:style style:name="T3" style:family="text">
      <style:text-properties style:font-name="Latin Moder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24cm" svg:height="18.999cm" draw:transform="rotate (1.5707963267949) translate (5.407cm 17.268cm)">
          <draw:image xlink:href="Pictures/100002010000033A0000049181FB667211FEAC5B.png" xlink:type="simple" xlink:show="embed" xlink:actuate="onLoad">
            <text:p/>
          </draw:image>
        </draw:frame>
        <draw:line draw:style-name="gr2" draw:text-style-name="P2" draw:layer="layout" svg:x1="5.84cm" svg:y1="16.6cm" svg:x2="5.84cm" svg:y2="3cm">
          <text:p/>
        </draw:line>
        <draw:line draw:style-name="gr2" draw:text-style-name="P2" draw:layer="layout" svg:x1="5.81cm" svg:y1="16.62cm" svg:x2="25.61cm" svg:y2="16.62cm">
          <text:p/>
        </draw:line>
        <draw:custom-shape draw:style-name="gr3" draw:text-style-name="P3" draw:layer="layout" svg:width="3.9cm" svg:height="7.6cm" draw:transform="rotate (-0.261799387799149) translate (10.249cm 5.7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cm" svg:height="3.3cm" draw:transform="rotate (0.0766199541625511) translate (8.391cm 5.8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7cm" svg:height="4.8cm" draw:transform="rotate (-1.83259571459405) translate (16.648cm 7.4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8cm" svg:height="2.6cm" svg:x="20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9.2cm" svg:height="1cm" draw:transform="rotate (2.87979326579064) translate (22.087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8" draw:layer="layout" svg:width="15cm" svg:height="12.6cm" svg:x="7cm" svg:y="3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6.8cm" svg:y1="13.8cm" svg:x2="12.8cm" svg:y2="3.9cm">
          <text:p text:style-name="P9"><text:span text:style-name="T1">Increasing </text:span><text:span text:style-name="T1">competitio</text:span><text:span text:style-name="T1">n</text:span></text:p>
          <text:p text:style-name="P9"><text:span text:style-name="T1"/></text:p>
        </draw:line>
        <draw:line draw:style-name="gr10" draw:text-style-name="P10" draw:layer="layout" svg:x1="8.4cm" svg:y1="16.5cm" svg:x2="20.9cm" svg:y2="16.5cm">
          <text:p text:style-name="P9"><text:span text:style-name="T1"/></text:p>
          <text:p text:style-name="P9"><text:span text:style-name="T1">Increasing </text:span><text:span text:style-name="T1">stress</text:span></text:p>
        </draw:line>
        <draw:line draw:style-name="gr11" draw:text-style-name="P10" draw:layer="layout" svg:x1="16.2cm" svg:y1="4cm" svg:x2="22.6cm" svg:y2="14.5cm">
          <text:p text:style-name="P9"><text:span text:style-name="T1">Increas</text:span><text:span text:style-name="T1">ing </text:span><text:span text:style-name="T1">disturb</text:span><text:span text:style-name="T1">ance</text:span></text:p>
          <text:p text:style-name="P9"><text:span text:style-name="T1"/></text:p>
        </draw:line>
        <draw:frame draw:style-name="gr12" draw:text-style-name="P12" draw:layer="layout" svg:width="4cm" svg:height="1.6cm" svg:x="12.6cm" svg:y="1.6cm">
          <draw:text-box>
            <text:p text:style-name="P11"><text:span text:style-name="T2">Competiti</text:span><text:span text:style-name="T2">ve plants</text:span></text:p>
          </draw:text-box>
        </draw:frame>
        <draw:frame draw:style-name="gr12" draw:text-style-name="P12" draw:layer="layout" svg:width="4cm" svg:height="1.6cm" svg:x="21.2cm" svg:y="15cm">
          <draw:text-box>
            <text:p text:style-name="P11"><text:span text:style-name="T2">Ruderal</text:span></text:p>
            <text:p text:style-name="P11"><text:span text:style-name="T2">plants</text:span></text:p>
          </draw:text-box>
        </draw:frame>
        <draw:frame draw:style-name="gr12" draw:text-style-name="P12" draw:layer="layout" svg:width="4cm" svg:height="2.156cm" svg:x="3.7cm" svg:y="14.6cm">
          <draw:text-box>
            <text:p text:style-name="P11"><text:span text:style-name="T2">Stress-</text:span></text:p>
            <text:p text:style-name="P11"><text:span text:style-name="T2">tolerant</text:span></text:p>
            <text:p text:style-name="P11"><text:span text:style-name="T2">plants</text:span></text:p>
          </draw:text-box>
        </draw:frame>
        <draw:custom-shape draw:style-name="gr13" draw:text-style-name="P13" draw:layer="layout" svg:width="7.5cm" svg:height="7.8cm" svg:x="10.9cm" svg:y="7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3.818cm" svg:height="6.126cm" draw:transform="skewX (-7.96035776906896E-017) rotate (-0.523598775598299) translate (16.794cm 9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3.425cm" svg:height="2.732cm" draw:transform="rotate (-0.523598775598299) translate (18.5cm 12.15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4.296cm" svg:height="10.474cm" draw:transform="rotate (-0.577878515335323) translate (13.941cm 4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3.4cm" svg:height="1.8cm" svg:x="13.2cm" svg:y="5.8cm">
          <draw:text-box>
            <text:p text:style-name="P17"><text:span text:style-name="T3">Trees</text:span></text:p>
            <text:p text:style-name="P17"><text:span text:style-name="T3">and shrubs</text:span></text:p>
          </draw:text-box>
        </draw:frame>
        <draw:custom-shape draw:style-name="gr18" draw:text-style-name="P19" draw:layer="layout" svg:width="3.425cm" svg:height="2.732cm" draw:transform="rotate (0.58800142499689) translate (7.451cm 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3.4cm" svg:height="1.8cm" svg:x="7.5cm" svg:y="14.6cm">
          <draw:text-box>
            <text:p text:style-name="P17"><text:span text:style-name="T3">Lichens</text:span></text:p>
          </draw:text-box>
        </draw:frame>
        <draw:frame draw:style-name="gr17" draw:text-style-name="P18" draw:layer="layout" svg:width="3.4cm" svg:height="1.8cm" svg:x="17cm" svg:y="11.2cm">
          <draw:text-box>
            <text:p text:style-name="P17"><text:span text:style-name="T3">Biennial</text:span></text:p>
            <text:p text:style-name="P17"><text:span text:style-name="T3">herbs</text:span></text:p>
          </draw:text-box>
        </draw:frame>
        <draw:frame draw:style-name="gr17" draw:text-style-name="P18" draw:layer="layout" svg:width="3.4cm" svg:height="2.081cm" svg:x="14.9cm" svg:y="8.5cm">
          <draw:text-box>
            <text:p text:style-name="P20"><text:span text:style-name="T3">Perennial</text:span></text:p>
            <text:p text:style-name="P20"><text:span text:style-name="T3">herbs</text:span></text:p>
            <text:p text:style-name="P17"><text:span text:style-name="T3">and ferns</text:span></text:p>
          </draw:text-box>
        </draw:frame>
        <draw:custom-shape draw:style-name="gr19" draw:text-style-name="P6" draw:layer="layout" svg:width="9.5cm" svg:height="2.6cm" svg:x="10.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3.4cm" svg:height="1.8cm" svg:x="10.8cm" svg:y="14.6cm">
          <draw:text-box>
            <text:p text:style-name="P17"><text:span text:style-name="T3">Bryophytes</text:span></text:p>
          </draw:text-box>
        </draw:frame>
        <draw:frame draw:style-name="gr17" draw:text-style-name="P18" draw:layer="layout" svg:width="3.4cm" svg:height="1.8cm" svg:x="18.2cm" svg:y="13.7cm">
          <draw:text-box>
            <text:p text:style-name="P17"><text:span text:style-name="T3">Annual</text:span></text:p>
            <text:p text:style-name="P17"><text:span text:style-name="T3">her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7:07:59.774037032</meta:creation-date>
    <dc:date>2020-03-02T11:54:06.449941816</dc:date>
    <meta:editing-duration>PT2H2M47S</meta:editing-duration>
    <meta:editing-cycles>49</meta:editing-cycles>
    <meta:generator>LibreOffice/6.0.7.3$Linux_X86_64 LibreOffice_project/00m0$Build-3</meta:generator>
    <meta:document-statistic meta:object-count="27"/>
  </office:meta>
</office:document-meta>
</file>